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36pt"/>
    </style:style>
    <style:style style:name="T1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98cm" svg:height="0.963cm" svg:x="0.073cm" svg:y="1.332cm">
          <draw:text-box>
            <text:p text:style-name="P1">SEND, 0x01,0,1002</text:p>
          </draw:text-box>
        </draw:frame>
        <draw:frame draw:style-name="gr2" draw:layer="layout" svg:width="1.349cm" svg:height="0.963cm" svg:x="2.455cm" svg:y="-0.047cm">
          <draw:text-box>
            <text:p text:style-name="P1">AP</text:p>
          </draw:text-box>
        </draw:frame>
        <draw:frame draw:style-name="gr2" draw:layer="layout" svg:width="2.013cm" svg:height="0.963cm" svg:x="13.904cm" svg:y="-0.092cm">
          <draw:text-box>
            <text:p text:style-name="P1">Node</text:p>
          </draw:text-box>
        </draw:frame>
        <draw:line draw:style-name="gr3" draw:text-style-name="P2" draw:layer="layout" svg:x1="0.073cm" svg:y1="0.932cm" svg:x2="20.568cm" svg:y2="0.924cm">
          <text:p text:style-name="P1"/>
        </draw:line>
        <draw:frame draw:style-name="gr1" draw:text-style-name="P1" draw:layer="layout" svg:width="11.437cm" svg:height="0.963cm" svg:x="9.131cm" svg:y="2.448cm">
          <draw:text-box>
            <text:p text:style-name="P1">SDATA,0x01,0,1002, ... 4 samplings ...</text:p>
          </draw:text-box>
        </draw:frame>
        <draw:line draw:style-name="gr4" draw:text-style-name="P2" draw:layer="layout" svg:x1="6.852cm" svg:y1="1.94cm" svg:x2="17.012cm" svg:y2="1.94cm">
          <text:p text:style-name="P1"/>
        </draw:line>
        <draw:line draw:style-name="gr4" draw:text-style-name="P2" draw:layer="layout" svg:x1="8.884cm" svg:y1="2.956cm" svg:x2="3.296cm" svg:y2="2.956cm">
          <text:p text:style-name="P1"/>
        </draw:line>
        <draw:frame draw:style-name="gr1" draw:text-style-name="P1" draw:layer="layout" svg:width="5.747cm" svg:height="0.963cm" svg:x="0.073cm" svg:y="3.533cm">
          <draw:text-box>
            <text:p text:style-name="P1">SEND, 0x01,4,998</text:p>
          </draw:text-box>
        </draw:frame>
        <draw:frame draw:style-name="gr1" draw:text-style-name="P1" draw:layer="layout" svg:width="11.085cm" svg:height="0.963cm" svg:x="9.483cm" svg:y="4.609cm">
          <draw:text-box>
            <text:p text:style-name="P1">SDATA,0x01,4,998, ... 4 samplings ...</text:p>
          </draw:text-box>
        </draw:frame>
        <draw:line draw:style-name="gr4" draw:text-style-name="P2" draw:layer="layout" svg:x1="9.284cm" svg:y1="5.156cm" svg:x2="3.296cm" svg:y2="5.156cm">
          <text:p text:style-name="P1"/>
        </draw:line>
        <draw:frame draw:style-name="gr1" draw:text-style-name="P1" draw:layer="layout" svg:width="5.747cm" svg:height="0.963cm" svg:x="0.073cm" svg:y="5.734cm">
          <draw:text-box>
            <text:p text:style-name="P1">SEND, 0x01,8,994</text:p>
          </draw:text-box>
        </draw:frame>
        <draw:line draw:style-name="gr4" draw:text-style-name="P2" draw:layer="layout" svg:x1="6.452cm" svg:y1="6.34cm" svg:x2="17.012cm" svg:y2="6.34cm">
          <text:p text:style-name="P1"/>
        </draw:line>
        <draw:frame draw:style-name="gr1" draw:text-style-name="P1" draw:layer="layout" svg:width="11.085cm" svg:height="0.963cm" svg:x="9.483cm" svg:y="6.872cm">
          <draw:text-box>
            <text:p text:style-name="P1">SDATA,0x01,8,994, ... 4 samplings ...</text:p>
          </draw:text-box>
        </draw:frame>
        <draw:frame draw:style-name="gr1" draw:text-style-name="P1" draw:layer="layout" svg:width="6.098cm" svg:height="0.963cm" svg:x="0.074cm" svg:y="7.935cm">
          <draw:text-box>
            <text:p text:style-name="P1">SEND, 0x01,12,990</text:p>
          </draw:text-box>
        </draw:frame>
        <draw:frame draw:style-name="gr1" draw:text-style-name="P1" draw:layer="layout" svg:width="11.085cm" svg:height="0.963cm" svg:x="9.483cm" svg:y="10.92cm">
          <draw:text-box>
            <text:p text:style-name="P1">SDATA,0x01,996,6, ... 4 samplings ...</text:p>
          </draw:text-box>
        </draw:frame>
        <draw:frame draw:style-name="gr1" draw:text-style-name="P1" draw:layer="layout" svg:width="6.098cm" svg:height="0.963cm" svg:x="0.075cm" svg:y="12.036cm">
          <draw:text-box>
            <text:p text:style-name="P1">SEND, 0x01,1000,2</text:p>
          </draw:text-box>
        </draw:frame>
        <draw:frame draw:style-name="gr1" draw:text-style-name="P1" draw:layer="layout" svg:width="11.437cm" svg:height="0.963cm" svg:x="9.131cm" svg:y="13.156cm">
          <draw:text-box>
            <text:p text:style-name="P1">SDATA,0x01,1000,2, ... 2 samplings ...</text:p>
          </draw:text-box>
        </draw:frame>
        <draw:line draw:style-name="gr4" draw:text-style-name="P2" draw:layer="layout" svg:x1="8.896cm" svg:y1="13.656cm" svg:x2="3.296cm" svg:y2="13.656cm">
          <text:p text:style-name="P1"/>
        </draw:line>
        <draw:line draw:style-name="gr4" draw:text-style-name="P2" draw:layer="layout" svg:x1="6.452cm" svg:y1="4.14cm" svg:x2="17.012cm" svg:y2="4.14cm">
          <text:p text:style-name="P1"/>
        </draw:line>
        <draw:line draw:style-name="gr4" draw:text-style-name="P2" draw:layer="layout" svg:x1="9.284cm" svg:y1="7.356cm" svg:x2="3.296cm" svg:y2="7.356cm">
          <text:p text:style-name="P1"/>
        </draw:line>
        <draw:line draw:style-name="gr4" draw:text-style-name="P2" draw:layer="layout" svg:x1="6.752cm" svg:y1="8.54cm" svg:x2="17.012cm" svg:y2="8.54cm">
          <text:p text:style-name="P1"/>
        </draw:line>
        <draw:line draw:style-name="gr4" draw:text-style-name="P2" draw:layer="layout" svg:x1="9.284cm" svg:y1="11.356cm" svg:x2="3.296cm" svg:y2="11.356cm">
          <text:p text:style-name="P1"/>
        </draw:line>
        <draw:line draw:style-name="gr4" draw:text-style-name="P2" draw:layer="layout" svg:x1="6.452cm" svg:y1="12.64cm" svg:x2="17.012cm" svg:y2="12.64cm">
          <text:p text:style-name="P1"/>
        </draw:line>
        <draw:frame draw:style-name="gr1" draw:text-style-name="P1" draw:layer="layout" svg:width="6.098cm" svg:height="0.963cm" svg:x="0.076cm" svg:y="14.237cm">
          <draw:text-box>
            <text:p text:style-name="P1">SEND, 0x01,1002,0</text:p>
          </draw:text-box>
        </draw:frame>
        <draw:line draw:style-name="gr4" draw:text-style-name="P2" draw:layer="layout" svg:x1="6.852cm" svg:y1="14.84cm" svg:x2="17.012cm" svg:y2="14.84cm">
          <text:p text:style-name="P1"/>
        </draw:line>
        <draw:frame draw:style-name="gr1" draw:text-style-name="P1" draw:layer="layout" svg:width="5.929cm" svg:height="0.963cm" svg:x="14.639cm" svg:y="15.324cm">
          <draw:text-box>
            <text:p text:style-name="P1">STATUS = READY</text:p>
          </draw:text-box>
        </draw:frame>
        <draw:line draw:style-name="gr4" draw:text-style-name="P2" draw:layer="layout" svg:x1="14.464cm" svg:y1="15.856cm" svg:x2="3.296cm" svg:y2="15.856cm">
          <text:p text:style-name="P1"/>
        </draw:line>
        <draw:frame draw:style-name="gr2" draw:text-style-name="P3" draw:layer="layout" svg:width="2.259cm" svg:height="1.673cm" svg:x="8.984cm" svg:y="8.533cm">
          <draw:text-box>
            <text:p text:style-name="P1"><text:span text:style-name="T1">. . 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0.955cm" fo:page-height="16.76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3-01T23:15:24</meta:creation-date>
    <dc:creator>Pawel Gburzynski</dc:creator>
    <dc:date>2007-03-05T18:09:20</dc:date>
    <dc:language>en-US</dc:language>
    <meta:editing-cycles>6</meta:editing-cycles>
    <meta:editing-duration>PT1H1M42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